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2000002418F1AFBAD77777A60.png" manifest:media-type="image/png"/>
  <manifest:file-entry manifest:full-path="Pictures/100005E900007C20000052C999E2D0460E181E7E.svg" manifest:media-type="image/svg+xml"/>
  <manifest:file-entry manifest:full-path="Pictures/100000010000004000000040359D5789F9B7AE72.png" manifest:media-type="image/png"/>
  <manifest:file-entry manifest:full-path="Pictures/10000001000001F5000001F56F8B6A83C190CF80.png" manifest:media-type="image/png"/>
  <manifest:file-entry manifest:full-path="Pictures/10008B9E000033C8000033C8BB63293D2638E4B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6.839cm" fo:min-width="9.64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979cm" fo:min-width="8.57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.095cm" fo:min-width="0.967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906cm" fo:min-width="7.39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6.839cm" fo:min-width="9.64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979cm" fo:min-width="8.57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.095cm" fo:min-width="0.967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906cm" fo:min-width="7.39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6.839cm" fo:min-width="9.64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979cm" fo:min-width="8.57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.095cm" fo:min-width="0.967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906cm" fo:min-width="7.39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5cm" fo:min-width="7.7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laptop 1">
          <draw:custom-shape draw:style-name="gr1" draw:text-style-name="P1" draw:layer="layout" svg:width="10.201cm" svg:height="7.141cm" svg:x="2.371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" draw:text-style-name="P2" draw:layer="layout" svg:width="8.161cm" svg:height="5.101cm" svg:x="3.391cm" svg:y="1.52cm">
            <text:p/>
          </draw:rect>
          <draw:custom-shape draw:style-name="gr3" draw:text-style-name="P1" draw:layer="layout" svg:width="12.243cm" svg:height="3.061cm" svg:x="1.35cm" svg:y="7.63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2.039cm" svg:height="0.531cm" svg:x="6.452cm" svg:y="9.67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1" draw:layer="layout" svg:width="10.201cm" svg:height="1.55cm" svg:x="2.371cm" svg:y="8.13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2">
          <draw:custom-shape draw:style-name="gr6" draw:text-style-name="P1" draw:layer="layout" svg:width="10.201cm" svg:height="7.141cm" svg:x="1.87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7" draw:text-style-name="P2" draw:layer="layout" svg:width="8.161cm" svg:height="5.101cm" svg:x="2.891cm" svg:y="2.02cm">
            <text:p/>
          </draw:rect>
          <draw:custom-shape draw:style-name="gr8" draw:text-style-name="P1" draw:layer="layout" svg:width="12.243cm" svg:height="3.061cm" svg:x="0.85cm" svg:y="8.13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3" draw:layer="layout" svg:width="2.039cm" svg:height="0.531cm" svg:x="5.952cm" svg:y="10.17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" draw:layer="layout" svg:width="10.201cm" svg:height="1.55cm" svg:x="1.871cm" svg:y="8.63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3">
          <draw:custom-shape draw:style-name="gr11" draw:text-style-name="P1" draw:layer="layout" svg:width="10.201cm" svg:height="7.141cm" svg:x="1.471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2" draw:text-style-name="P2" draw:layer="layout" svg:width="8.161cm" svg:height="5.101cm" svg:x="2.491cm" svg:y="2.62cm">
            <text:p/>
          </draw:rect>
          <draw:custom-shape draw:style-name="gr13" draw:text-style-name="P1" draw:layer="layout" svg:width="12.243cm" svg:height="3.061cm" svg:x="0.45cm" svg:y="8.73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3" draw:layer="layout" svg:width="2.039cm" svg:height="0.531cm" svg:x="5.552cm" svg:y="10.77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10.201cm" svg:height="1.55cm" svg:x="1.471cm" svg:y="9.23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6" draw:text-style-name="P4" draw:layer="layout" svg:width="8.25cm" svg:height="5.25cm" svg:x="2.44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5" draw:layer="layout" svg:width="3.3cm" svg:height="3.3cm" svg:x="7.4cm" svg:y="2.7cm">
          <draw:image xlink:href="Pictures/10008B9E000033C8000033C8BB63293D2638E4B4.svg" xlink:type="simple" xlink:show="embed" xlink:actuate="onLoad" draw:mime-type="image/svg+xml">
            <text:p/>
          </draw:image>
          <draw:image xlink:href="Pictures/10000001000001F5000001F56F8B6A83C190CF80.png" xlink:type="simple" xlink:show="embed" xlink:actuate="onLoad" draw:mime-type="image/png"/>
        </draw:frame>
        <draw:frame draw:style-name="gr17" draw:text-style-name="P5" draw:layer="layout" svg:width="2cm" svg:height="2cm" svg:x="2.85cm" svg:y="2.75cm">
          <draw:image xlink:href="Pictures/100000010000004000000040359D5789F9B7AE72.png" xlink:type="simple" xlink:show="embed" xlink:actuate="onLoad" draw:mime-type="image/png">
            <text:p/>
          </draw:image>
        </draw:frame>
        <draw:frame draw:style-name="gr17" draw:text-style-name="P5" draw:layer="layout" svg:width="5.921cm" svg:height="3.949cm" svg:x="1.4cm" svg:y="4.301cm">
          <draw:image xlink:href="Pictures/100005E900007C20000052C999E2D0460E181E7E.svg" xlink:type="simple" xlink:show="embed" xlink:actuate="onLoad" draw:mime-type="image/svg+xml">
            <text:p/>
          </draw:image>
          <draw:image xlink:href="Pictures/1000000100000362000002418F1AFBAD77777A6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4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Fromont</meta:initial-creator>
    <meta:creation-date>2024-10-30T10:56:12.414694604</meta:creation-date>
    <dc:date>2024-10-30T11:32:18.122179350</dc:date>
    <dc:creator>Robert Fromont</dc:creator>
    <meta:editing-duration>PT26M9S</meta:editing-duration>
    <meta:editing-cycles>8</meta:editing-cycles>
    <meta:generator>LibreOffice/7.3.7.2$Linux_X86_64 LibreOffice_project/30$Build-2</meta:generator>
    <meta:document-statistic meta:object-count="22"/>
  </office:meta>
</office:document-meta>
</file>